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font-size="9pt" officeooo:rsid="000a5565" officeooo:paragraph-rsid="000a5565" style:font-size-asian="7.25pt" style:font-size-complex="8.30000019073486pt"/>
    </style:style>
    <style:style style:name="P2" style:family="paragraph" style:parent-style-name="Text_20_body">
      <style:text-properties officeooo:rsid="000a5565" officeooo:paragraph-rsid="000a5565"/>
    </style:style>
    <style:style style:name="P3" style:family="paragraph" style:parent-style-name="Title">
      <style:text-properties officeooo:rsid="000a5565" officeooo:paragraph-rsid="000a5565"/>
    </style:style>
    <style:style style:name="P4" style:family="paragraph" style:parent-style-name="Text_20_body">
      <style:text-properties officeooo:rsid="000b56af" officeooo:paragraph-rsid="000b56af"/>
    </style:style>
    <style:style style:name="P5" style:family="paragraph" style:parent-style-name="Heading_20_3">
      <style:text-properties officeooo:rsid="000d0d3f" officeooo:paragraph-rsid="000d0d3f"/>
    </style:style>
    <style:style style:name="P6" style:family="paragraph" style:parent-style-name="Subtitle">
      <style:text-properties officeooo:rsid="000d0d3f" officeooo:paragraph-rsid="000d0d3f"/>
    </style:style>
    <style:style style:name="P7" style:family="paragraph" style:parent-style-name="Text_20_body">
      <style:text-properties officeooo:rsid="000a5565" officeooo:paragraph-rsid="000a5565"/>
    </style:style>
    <style:style style:name="P8" style:family="paragraph" style:parent-style-name="Text_20_body">
      <style:text-properties officeooo:rsid="000d0d3f" officeooo:paragraph-rsid="000d0d3f"/>
    </style:style>
    <style:style style:name="P9" style:family="paragraph" style:parent-style-name="Text_20_body">
      <style:text-properties officeooo:paragraph-rsid="000d0d3f"/>
    </style:style>
    <style:style style:name="T1" style:family="text">
      <style:text-properties officeooo:rsid="000b56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glish Grade 9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Unit 1: Australia</text:p>
      <text:p text:style-name="P2"/>
      <text:p text:style-name="P2">History:</text:p>
      <text:p text:style-name="P2">Originally inhabited by Aboriginies</text:p>
      <text:p text:style-name="P2">Used by britain as prison colony</text:p>
      <text:p text:style-name="P2">Later became independent</text:p>
      <text:p text:style-name="P2"/>
      <text:p text:style-name="P2">Flora:</text:p>
      <text:p text:style-name="P2">Great Barrier Reef → largest coral reef in the world</text:p>
      <text:p text:style-name="P2">Outback largely barren</text:p>
      <text:p text:style-name="P2">Rainforests in the East</text:p>
      <text:p text:style-name="P2"/>
      <text:p text:style-name="P2">Wildlife:</text:p>
      <text:p text:style-name="P2">Platypuses</text:p>
      <text:p text:style-name="P2">Wombats</text:p>
      <text:p text:style-name="P2">Kangoroos</text:p>
      <text:p text:style-name="P2">Koalas</text:p>
      <text:p text:style-name="P2">various deadly Spiders, Snakes etc.</text:p>
      <text:p text:style-name="P2">rare sea life near Great Barrier Reef</text:p>
      <text:p text:style-name="P2"/>
      <text:p text:style-name="P2">Activities:</text:p>
      <text:p text:style-name="P2">get eaten by animals</text:p>
      <text:p text:style-name="P2">dive near coral reef<text:span text:style-name="T1">s</text:span></text:p>
      <text:p text:style-name="P4">hike into the outback and die</text:p>
      <text:p text:style-name="P2"/>
      <text:p text:style-name="P2">Climate:</text:p>
      <text:p text:style-name="P2">usually high Temperatures all year</text:p>
      <text:p text:style-name="P2"><text:soft-page-break/></text:p>
      <text:p text:style-name="P2"/>
      <text:p text:style-name="P2">Geography:</text:p>
      <text:p text:style-name="P2">Cities mostly near coast</text:p>
      <text:p text:style-name="P2">Most of Continent covered by desert → Outback</text:p>
      <text:p text:style-name="P2">Some dense Rainforest near the eastern side of the continent</text:p>
      <text:p text:style-name="P2"/>
      <text:p text:style-name="P6">Special Destinations in Australia</text:p>
      <text:p text:style-name="P8"/>
      <text:h text:style-name="P5" text:outline-level="3">Sidney:</text:h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3pt" fo:language="en" fo:country="U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9pt" officeooo:rsid="000a5565" officeooo:paragraph-rsid="000a5565" style:font-size-asian="7.25pt" style:font-size-complex="8.3000001907348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opic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9:16.349086741</meta:creation-date>
    <meta:generator>LibreOffice/7.4.0.3$Linux_X86_64 LibreOffice_project/40$Build-3</meta:generator>
    <dc:date>2022-08-31T12:29:21.322717946</dc:date>
    <meta:editing-duration>PT2H19M59S</meta:editing-duration>
    <meta:editing-cycles>4</meta:editing-cycles>
    <meta:document-statistic meta:table-count="0" meta:image-count="0" meta:object-count="0" meta:page-count="3" meta:paragraph-count="30" meta:word-count="105" meta:character-count="655" meta:non-whitespace-character-count="580"/>
  </office:meta>
</office:document-meta>
</file>